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Query.get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sQuery.makeLuceneQueryFieldNoBoost( String fieldName , BasicQueryFactory q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Que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sQuery.fieldNamesToString( StringBuffer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sQuery.makeLuceneQueryNoBoost( BasicQueryFactory q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sQuery.FieldsQuery( SrndQuery q , String fieldName , char field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sQuery.isFieldsSubQueryAccep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Query.getField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eldsQuery.FieldsQuery( SrndQuery q , List fieldNames , char field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